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9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5"/>
    </style:style>
    <style:style style:name="ce198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7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213" style:family="table-cell" style:parent-style-name="Default">
      <style:map style:condition="is-true-formula([.C75]=0)" style:apply-style-name="Cellule_20_grisée" style:base-cell-address="Feuille1.D75"/>
    </style:style>
    <style:style style:name="ce214" style:family="table-cell" style:parent-style-name="Default">
      <style:map style:condition="is-true-formula([.C76]=0)" style:apply-style-name="Cellule_20_grisée" style:base-cell-address="Feuille1.D76"/>
    </style:style>
    <style:style style:name="ce143" style:family="table-cell" style:parent-style-name="Default">
      <style:map style:condition="is-true-formula([.C77]=0)" style:apply-style-name="Cellule_20_grisée" style:base-cell-address="Feuille1.D77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246" style:family="table-cell" style:parent-style-name="Default">
      <style:map style:condition="is-true-formula([.C75]=0)" style:apply-style-name="Cellule_20_grisée" style:base-cell-address="Feuille1.E75"/>
    </style:style>
    <style:style style:name="ce247" style:family="table-cell" style:parent-style-name="Default">
      <style:map style:condition="is-true-formula([.C76]=0)" style:apply-style-name="Cellule_20_grisée" style:base-cell-address="Feuille1.E76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32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5"/>
    </style:style>
    <style:style style:name="ce324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F76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328" style:family="table-cell" style:parent-style-name="Default">
      <style:map style:condition="is-true-formula([.F75]=0)" style:apply-style-name="Cellule_20_grisée" style:base-cell-address="Feuille1.G75"/>
    </style:style>
    <style:style style:name="ce341" style:family="table-cell" style:parent-style-name="Default">
      <style:map style:condition="is-true-formula([.F76]=0)" style:apply-style-name="Cellule_20_grisée" style:base-cell-address="Feuille1.G7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343" style:family="table-cell" style:parent-style-name="Default">
      <style:map style:condition="is-true-formula([.G75]=0)" style:apply-style-name="Cellule_20_grisée" style:base-cell-address="Feuille1.H75"/>
    </style:style>
    <style:style style:name="ce344" style:family="table-cell" style:parent-style-name="Default">
      <style:map style:condition="is-true-formula([.G76]=0)" style:apply-style-name="Cellule_20_grisée" style:base-cell-address="Feuille1.H76"/>
    </style:style>
    <style:style style:name="ce166" style:family="table-cell" style:parent-style-name="Default">
      <style:map style:condition="is-true-formula([.G180]=0)" style:apply-style-name="Cellule_20_grisée" style:base-cell-address="Feuille1.H18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38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5"/>
    </style:style>
    <style:style style:name="ce38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I76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7"/>
    </style:style>
    <style:style style:name="ce389" style:family="table-cell" style:parent-style-name="Default">
      <style:map style:condition="is-true-formula([.I75]=0)" style:apply-style-name="Cellule_20_grisée" style:base-cell-address="Feuille1.J75"/>
    </style:style>
    <style:style style:name="ce390" style:family="table-cell" style:parent-style-name="Default">
      <style:map style:condition="is-true-formula([.I76]=0)" style:apply-style-name="Cellule_20_grisée" style:base-cell-address="Feuille1.J76"/>
    </style:style>
    <style:style style:name="ce391" style:family="table-cell" style:parent-style-name="Default">
      <style:map style:condition="is-true-formula([.J75]=0)" style:apply-style-name="Cellule_20_grisée" style:base-cell-address="Feuille1.K75"/>
    </style:style>
    <style:style style:name="ce392" style:family="table-cell" style:parent-style-name="Default">
      <style:map style:condition="is-true-formula([.J76]=0)" style:apply-style-name="Cellule_20_grisée" style:base-cell-address="Feuille1.K76"/>
    </style:style>
    <style:style style:name="ce118" style:family="table-cell" style:parent-style-name="Default">
      <style:map style:condition="is-true-formula([.J98]=0)" style:apply-style-name="Cellule_20_grisée" style:base-cell-address="Feuille1.K9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406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5"/>
    </style:style>
    <style:style style:name="ce407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L76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7"/>
    </style:style>
    <style:style style:name="ce410" style:family="table-cell" style:parent-style-name="Default">
      <style:map style:condition="is-true-formula([.L75]=0)" style:apply-style-name="Cellule_20_grisée" style:base-cell-address="Feuille1.M75"/>
    </style:style>
    <style:style style:name="ce413" style:family="table-cell" style:parent-style-name="Default">
      <style:map style:condition="is-true-formula([.L76]=0)" style:apply-style-name="Cellule_20_grisée" style:base-cell-address="Feuille1.M76"/>
    </style:style>
    <style:style style:name="ce416" style:family="table-cell" style:parent-style-name="Default">
      <style:map style:condition="is-true-formula([.M75]=0)" style:apply-style-name="Cellule_20_grisée" style:base-cell-address="Feuille1.N75"/>
    </style:style>
    <style:style style:name="ce417" style:family="table-cell" style:parent-style-name="Default">
      <style:map style:condition="is-true-formula([.M76]=0)" style:apply-style-name="Cellule_20_grisée" style:base-cell-address="Feuille1.N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430" style:family="table-cell" style:parent-style-name="Default">
      <style:map style:condition="is-true-formula([.O75]=0)" style:apply-style-name="Cellule_20_grisée" style:base-cell-address="Feuille1.P75"/>
    </style:style>
    <style:style style:name="ce436" style:family="table-cell" style:parent-style-name="Default">
      <style:map style:condition="is-true-formula([.O76]=0)" style:apply-style-name="Cellule_20_grisée" style:base-cell-address="Feuille1.P76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449" style:family="table-cell" style:parent-style-name="Default">
      <style:map style:condition="is-true-formula([.P75]=0)" style:apply-style-name="Cellule_20_grisée" style:base-cell-address="Feuille1.Q75"/>
      <style:map style:condition="is-true-formula(AND([.P75]&lt;&gt;0;#REF!=&quot;&quot;))" style:apply-style-name="Cellule_20_invalide" style:base-cell-address="Feuille1.Q75"/>
    </style:style>
    <style:style style:name="ce450" style:family="table-cell" style:parent-style-name="Default">
      <style:map style:condition="is-true-formula([.P76]=0)" style:apply-style-name="Cellule_20_grisée" style:base-cell-address="Feuille1.Q76"/>
      <style:map style:condition="is-true-formula(AND([.P76]&lt;&gt;0;#REF!=&quot;&quot;))" style:apply-style-name="Cellule_20_invalide" style:base-cell-address="Feuille1.Q76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81]=0)" style:apply-style-name="Cellule_20_grisée" style:base-cell-address="Feuille1.Q81"/>
      <style:map style:condition="is-true-formula(AND([.P81]&lt;&gt;0;#REF!=&quot;&quot;))" style:apply-style-name="Cellule_20_invalide" style:base-cell-address="Feuille1.Q8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479" style:family="table-cell" style:parent-style-name="Default">
      <style:map style:condition="is-true-formula([.R75]=0)" style:apply-style-name="Cellule_20_grisée" style:base-cell-address="Feuille1.S75"/>
    </style:style>
    <style:style style:name="ce481" style:family="table-cell" style:parent-style-name="Default">
      <style:map style:condition="is-true-formula([.R76]=0)" style:apply-style-name="Cellule_20_grisée" style:base-cell-address="Feuille1.S76"/>
    </style:style>
    <style:style style:name="ce483" style:family="table-cell" style:parent-style-name="Default">
      <style:map style:condition="is-true-formula([.S75]=0)" style:apply-style-name="Cellule_20_grisée" style:base-cell-address="Feuille1.T75"/>
      <style:map style:condition="is-true-formula(AND([.S75]&lt;&gt;0;#REF!=&quot;&quot;))" style:apply-style-name="Cellule_20_invalide" style:base-cell-address="Feuille1.T75"/>
    </style:style>
    <style:style style:name="ce484" style:family="table-cell" style:parent-style-name="Default">
      <style:map style:condition="is-true-formula([.S76]=0)" style:apply-style-name="Cellule_20_grisée" style:base-cell-address="Feuille1.T76"/>
      <style:map style:condition="is-true-formula(AND([.S76]&lt;&gt;0;#REF!=&quot;&quot;))" style:apply-style-name="Cellule_20_invalide" style:base-cell-address="Feuille1.T76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92" style:family="table-cell" style:parent-style-name="Default" style:data-style-name="N0">
      <style:map style:condition="cell-content()=&quot;&quot;" style:apply-style-name="Cellule_20_invalide" style:base-cell-address="Feuille1.U75"/>
    </style:style>
    <style:style style:name="ce493" style:family="table-cell" style:parent-style-name="Default" style:data-style-name="N0">
      <style:map style:condition="cell-content()=&quot;&quot;" style:apply-style-name="Cellule_20_invalide" style:base-cell-address="Feuille1.U76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504" style:family="table-cell" style:parent-style-name="Default" style:data-style-name="N0">
      <style:map style:condition="cell-content()=&quot;&quot;" style:apply-style-name="Cellule_20_invalide" style:base-cell-address="Feuille1.AA75"/>
    </style:style>
    <style:style style:name="ce505" style:family="table-cell" style:parent-style-name="Default" style:data-style-name="N0">
      <style:map style:condition="cell-content()=&quot;&quot;" style:apply-style-name="Cellule_20_invalide" style:base-cell-address="Feuille1.AA7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589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590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8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8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1134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1135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8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8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1321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1322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8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81"/>
    </style:style>
    <style:style style:name="ce7" style:family="table-cell" style:parent-style-name="Default">
      <style:table-cell-properties fo:background-color="transparent"/>
    </style:style>
    <style:style style:name="ce1427" style:family="table-cell" style:parent-style-name="Default" style:data-style-name="N0">
      <style:map style:condition="cell-content()=&quot;&quot;" style:apply-style-name="Cellule_20_invalide" style:base-cell-address="Feuille1.AE75"/>
    </style:style>
    <style:style style:name="ce1428" style:family="table-cell" style:parent-style-name="Default" style:data-style-name="N0">
      <style:map style:condition="cell-content()=&quot;&quot;" style:apply-style-name="Cellule_20_invalide" style:base-cell-address="Feuille1.AE76"/>
    </style:style>
    <style:style style:name="ce142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5"/>
    </style:style>
    <style:style style:name="ce14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AF76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1433" style:family="table-cell" style:parent-style-name="Default" style:data-style-name="N0">
      <style:map style:condition="cell-content()=&quot;&quot;" style:apply-style-name="Cellule_20_invalide" style:base-cell-address="Feuille1.AG74"/>
    </style:style>
    <style:style style:name="ce1434" style:family="table-cell" style:parent-style-name="Default" style:data-style-name="N0">
      <style:map style:condition="cell-content()=&quot;&quot;" style:apply-style-name="Cellule_20_invalide" style:base-cell-address="Feuille1.AG75"/>
    </style:style>
    <style:style style:name="ce1435" style:family="table-cell" style:parent-style-name="Default" style:data-style-name="N0">
      <style:map style:condition="cell-content()=&quot;&quot;" style:apply-style-name="Cellule_20_invalide" style:base-cell-address="Feuille1.AG76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1440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1441" style:family="table-cell" style:parent-style-name="Default" style:data-style-name="N0">
      <style:map style:condition="is-true-formula([.AG75]=0)" style:apply-style-name="Cellule_20_grisée" style:base-cell-address="Feuille1.AH75"/>
      <style:map style:condition="is-true-formula(AND([.AG75]&lt;&gt;0;[.AH75]=&quot;&quot;))" style:apply-style-name="Cellule_20_invalide" style:base-cell-address="Feuille1.AH75"/>
    </style:style>
    <style:style style:name="ce1442" style:family="table-cell" style:parent-style-name="Default" style:data-style-name="N0">
      <style:map style:condition="is-true-formula([.AG76]=0)" style:apply-style-name="Cellule_20_grisée" style:base-cell-address="Feuille1.AH76"/>
      <style:map style:condition="is-true-formula(AND([.AG76]&lt;&gt;0;[.AH76]=&quot;&quot;))" style:apply-style-name="Cellule_20_invalide" style:base-cell-address="Feuille1.AH76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7]=0;[.AG117]=&quot;wakeUp&quot;))" style:apply-style-name="Cellule_20_grisée" style:base-cell-address="Feuille1.AH117"/>
      <style:map style:condition="is-true-formula(AND([.AG117]&lt;&gt;0;[.AH117]=&quot;&quot;))" style:apply-style-name="Cellule_20_invalide" style:base-cell-address="Feuille1.AH11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1448" style:family="table-cell" style:parent-style-name="Default" style:data-style-name="N0">
      <style:map style:condition="cell-content()=&quot;&quot;" style:apply-style-name="Cellule_20_invalide" style:base-cell-address="Feuille1.AI74"/>
    </style:style>
    <style:style style:name="ce1449" style:family="table-cell" style:parent-style-name="Default" style:data-style-name="N0">
      <style:map style:condition="cell-content()=&quot;&quot;" style:apply-style-name="Cellule_20_invalide" style:base-cell-address="Feuille1.AI75"/>
    </style:style>
    <style:style style:name="ce1450" style:family="table-cell" style:parent-style-name="Default" style:data-style-name="N0">
      <style:map style:condition="is-true-formula([.AF76]=0)" style:apply-style-name="Cellule_20_grisée" style:base-cell-address="Feuille1.AI76"/>
      <style:map style:condition="is-true-formula(AND([.AF76]&lt;&gt;0;[.AI76]=&quot;&quot;))" style:apply-style-name="Cellule_20_invalide" style:base-cell-address="Feuille1.AI76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37" style:family="table-cell" style:parent-style-name="Default" style:data-style-name="N0">
      <style:map style:condition="is-true-formula(OR([.AH117]=0;[.AH117]=&quot;wakeUp&quot;))" style:apply-style-name="Cellule_20_grisée" style:base-cell-address="Feuille1.AI117"/>
      <style:map style:condition="is-true-formula(AND([.AH117]&lt;&gt;0;[.AI117]=&quot;&quot;))" style:apply-style-name="Cellule_20_invalide" style:base-cell-address="Feuille1.AI11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6" style:family="table-cell" style:parent-style-name="Default" style:data-style-name="N0">
      <style:map style:condition="is-true-formula([.AG75]=0)" style:apply-style-name="Cellule_20_grisée" style:base-cell-address="Feuille1.AJ75"/>
      <style:map style:condition="is-true-formula(AND([.AG75]&lt;&gt;0;[.AJ75]=&quot;&quot;))" style:apply-style-name="Cellule_20_invalide" style:base-cell-address="Feuille1.AJ75"/>
    </style:style>
    <style:style style:name="ce1457" style:family="table-cell" style:parent-style-name="Default" style:data-style-name="N0">
      <style:map style:condition="is-true-formula([.AG76]=0)" style:apply-style-name="Cellule_20_grisée" style:base-cell-address="Feuille1.AJ76"/>
      <style:map style:condition="is-true-formula(AND([.AG76]&lt;&gt;0;[.AJ76]=&quot;&quot;))" style:apply-style-name="Cellule_20_invalide" style:base-cell-address="Feuille1.AJ76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59" style:family="table-cell" style:parent-style-name="Default" style:data-style-name="N0">
      <style:map style:condition="cell-content()=&quot;&quot;" style:apply-style-name="Cellule_20_invalide" style:base-cell-address="Feuille1.AK75"/>
    </style:style>
    <style:style style:name="ce1460" style:family="table-cell" style:parent-style-name="Default" style:data-style-name="N0">
      <style:map style:condition="cell-content()=&quot;&quot;" style:apply-style-name="Cellule_20_invalide" style:base-cell-address="Feuille1.AK76"/>
    </style:style>
    <style:style style:name="ce1461" style:family="table-cell" style:parent-style-name="Default" style:data-style-name="N0">
      <style:map style:condition="is-true-formula([.AK75]=0)" style:apply-style-name="Cellule_20_grisée" style:base-cell-address="Feuille1.AL75"/>
      <style:map style:condition="is-true-formula(AND([.AK75]&lt;&gt;0;[.AL75]=&quot;&quot;))" style:apply-style-name="Cellule_20_invalide" style:base-cell-address="Feuille1.AL75"/>
    </style:style>
    <style:style style:name="ce1462" style:family="table-cell" style:parent-style-name="Default" style:data-style-name="N0">
      <style:map style:condition="is-true-formula([.AK76]=0)" style:apply-style-name="Cellule_20_grisée" style:base-cell-address="Feuille1.AL76"/>
      <style:map style:condition="is-true-formula(AND([.AK76]&lt;&gt;0;[.AL76]=&quot;&quot;))" style:apply-style-name="Cellule_20_invalide" style:base-cell-address="Feuille1.AL76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1466" style:family="table-cell" style:parent-style-name="Default" style:data-style-name="N0">
      <style:map style:condition="is-true-formula([.AJ75]=0)" style:apply-style-name="Cellule_20_grisée" style:base-cell-address="Feuille1.AM75"/>
      <style:map style:condition="is-true-formula(AND([.AJ75]&lt;&gt;0;[.AM75]=&quot;&quot;))" style:apply-style-name="Cellule_20_invalide" style:base-cell-address="Feuille1.AM75"/>
    </style:style>
    <style:style style:name="ce1467" style:family="table-cell" style:parent-style-name="Default" style:data-style-name="N0">
      <style:map style:condition="is-true-formula([.AJ76]=0)" style:apply-style-name="Cellule_20_grisée" style:base-cell-address="Feuille1.AM76"/>
      <style:map style:condition="is-true-formula(AND([.AJ76]&lt;&gt;0;[.AM76]=&quot;&quot;))" style:apply-style-name="Cellule_20_invalide" style:base-cell-address="Feuille1.AM76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1473" style:family="table-cell" style:parent-style-name="Default" style:data-style-name="N0">
      <style:map style:condition="is-true-formula([.AK75]=0)" style:apply-style-name="Cellule_20_grisée" style:base-cell-address="Feuille1.AN75"/>
      <style:map style:condition="is-true-formula(AND([.AK75]&lt;&gt;0;[.AN75]=&quot;&quot;))" style:apply-style-name="Cellule_20_invalide" style:base-cell-address="Feuille1.AN75"/>
    </style:style>
    <style:style style:name="ce1474" style:family="table-cell" style:parent-style-name="Default" style:data-style-name="N0">
      <style:map style:condition="is-true-formula([.AK76]=0)" style:apply-style-name="Cellule_20_grisée" style:base-cell-address="Feuille1.AN76"/>
      <style:map style:condition="is-true-formula(AND([.AK76]&lt;&gt;0;[.AN76]=&quot;&quot;))" style:apply-style-name="Cellule_20_invalide" style:base-cell-address="Feuille1.AN76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200])" table:allow-empty-cell="true" table:display-list="unsorted" table:base-cell-address="Feuille1.S74"/>
        <table:content-validation table:name="val8" table:condition="of:cell-content-is-in-list([$Feuille1.$A$89:$Feuille1.$A$200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3" table:content-validation-name="val5" office:value-type="string" calcext:value-type="string">
            <text:p>positionV</text:p>
          </table:table-cell>
          <table:table-cell table:style-name="ce1440" table:content-validation-name="val6" office:value-type="string" calcext:value-type="string">
            <text:p>greater</text:p>
          </table:table-cell>
          <table:table-cell table:style-name="ce1448" office:value-type="float" office:value="100" calcext:value-type="float">
            <text:p>100</text:p>
          </table:table-cell>
          <table:table-cell table:style-name="ce468" table:content-validation-name="val7" office:value-type="string" calcext:value-type="string">
            <text:p>V_Alpha1_Routine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Routine</text:p>
          </table:table-cell>
          <table:table-cell office:value-type="float" office:value="120" calcext:value-type="float">
            <text:p>120</text:p>
          </table:table-cell>
          <table:table-cell table:style-name="ce197" office:value-type="string" calcext:value-type="string">
            <text:p>V_Alpha1_laser</text:p>
          </table:table-cell>
          <table:table-cell table:style-name="ce213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8"/>
          <table:table-cell table:style-name="ce343"/>
          <table:table-cell table:style-name="ce386" office:value-type="float" office:value="0" calcext:value-type="float">
            <text:p>0</text:p>
          </table:table-cell>
          <table:table-cell table:style-name="ce389"/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0"/>
          <table:table-cell table:style-name="ce416"/>
          <table:table-cell office:value-type="float" office:value="0" calcext:value-type="float">
            <text:p>0</text:p>
          </table:table-cell>
          <table:table-cell table:style-name="ce430"/>
          <table:table-cell table:style-name="ce449"/>
          <table:table-cell office:value-type="float" office:value="0" calcext:value-type="float">
            <text:p>0</text:p>
          </table:table-cell>
          <table:table-cell table:style-name="ce479"/>
          <table:table-cell table:style-name="ce483"/>
          <table:table-cell table:style-name="ce492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4" office:value-type="float" office:value="0" calcext:value-type="float">
            <text:p>0</text:p>
          </table:table-cell>
          <table:table-cell table:style-name="ce589" table:content-validation-name="val4" office:value-type="float" office:value="0" calcext:value-type="float">
            <text:p>0</text:p>
          </table:table-cell>
          <table:table-cell table:style-name="ce1134" table:content-validation-name="val4" office:value-type="float" office:value="0" calcext:value-type="float">
            <text:p>0</text:p>
          </table:table-cell>
          <table:table-cell table:style-name="ce1321" table:content-validation-name="val4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  <table:table-cell table:style-name="ce1429" office:value-type="float" office:value="0" calcext:value-type="float">
            <text:p>0</text:p>
          </table:table-cell>
          <table:table-cell table:style-name="ce1434" table:content-validation-name="val5" office:value-type="string" calcext:value-type="string">
            <text:p>positionV</text:p>
          </table:table-cell>
          <table:table-cell table:style-name="ce1441" table:content-validation-name="val6" office:value-type="string" calcext:value-type="string">
            <text:p>greater</text:p>
          </table:table-cell>
          <table:table-cell table:style-name="ce1449" office:value-type="float" office:value="600" calcext:value-type="float">
            <text:p>600</text:p>
          </table:table-cell>
          <table:table-cell table:style-name="ce1456" table:content-validation-name="val7" office:value-type="string" calcext:value-type="string">
            <text:p>V_Alpha1_Exit</text:p>
          </table:table-cell>
          <table:table-cell table:style-name="ce1459" table:content-validation-name="val5" office:value-type="float" office:value="0" calcext:value-type="float">
            <text:p>0</text:p>
          </table:table-cell>
          <table:table-cell table:style-name="ce1461" table:content-validation-name="val6"/>
          <table:table-cell table:style-name="ce1466"/>
          <table:table-cell table:style-name="ce1473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xit</text:p>
          </table:table-cell>
          <table:table-cell office:value-type="float" office:value="150" calcext:value-type="float">
            <text:p>150</text:p>
          </table:table-cell>
          <table:table-cell table:style-name="ce19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41"/>
          <table:table-cell table:style-name="ce344"/>
          <table:table-cell table:style-name="ce387" office:value-type="float" office:value="0" calcext:value-type="float">
            <text:p>0</text:p>
          </table:table-cell>
          <table:table-cell table:style-name="ce390"/>
          <table:table-cell table:style-name="ce392"/>
          <table:table-cell table:style-name="ce407" office:value-type="float" office:value="0" calcext:value-type="float">
            <text:p>0</text:p>
          </table:table-cell>
          <table:table-cell table:style-name="ce413"/>
          <table:table-cell table:style-name="ce417"/>
          <table:table-cell office:value-type="float" office:value="0" calcext:value-type="float">
            <text:p>0</text:p>
          </table:table-cell>
          <table:table-cell table:style-name="ce436"/>
          <table:table-cell table:style-name="ce450"/>
          <table:table-cell office:value-type="float" office:value="0" calcext:value-type="float">
            <text:p>0</text:p>
          </table:table-cell>
          <table:table-cell table:style-name="ce481"/>
          <table:table-cell table:style-name="ce484"/>
          <table:table-cell table:style-name="ce493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505" office:value-type="float" office:value="0" calcext:value-type="float">
            <text:p>0</text:p>
          </table:table-cell>
          <table:table-cell table:style-name="ce590" table:content-validation-name="val4" office:value-type="float" office:value="0" calcext:value-type="float">
            <text:p>0</text:p>
          </table:table-cell>
          <table:table-cell table:style-name="ce1135" table:content-validation-name="val4" office:value-type="float" office:value="0" calcext:value-type="float">
            <text:p>0</text:p>
          </table:table-cell>
          <table:table-cell table:style-name="ce1322" table:content-validation-name="val4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  <table:table-cell table:style-name="ce1435" table:content-validation-name="val5" office:value-type="float" office:value="0" calcext:value-type="float">
            <text:p>0</text:p>
          </table:table-cell>
          <table:table-cell table:style-name="ce1442" table:content-validation-name="val6"/>
          <table:table-cell table:style-name="ce1450"/>
          <table:table-cell table:style-name="ce1457" table:content-validation-name="val7"/>
          <table:table-cell table:style-name="ce1460" table:content-validation-name="val5" office:value-type="float" office:value="0" calcext:value-type="float">
            <text:p>0</text:p>
          </table:table-cell>
          <table:table-cell table:style-name="ce1462" table:content-validation-name="val6"/>
          <table:table-cell table:style-name="ce1467"/>
          <table:table-cell table:style-name="ce1474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23" office:value-type="string" calcext:value-type="string">
            <text:p>V_Alpha2_Entry</text:p>
          </table:table-cell>
          <table:table-cell office:value-type="float" office:value="200" calcext:value-type="float">
            <text:p>20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7:Feuille1.Q80 Feuille1.T77:Feuille1.T80 Feuille1.Q88:Feuille1.Q92 Feuille1.T88:Feuille1.T92 Feuille1.Q94:Feuille1.Q94 Feuille1.T94:Feuille1.T94 Feuille1.Q96:Feuille1.Q97 Feuille1.T96:Feuille1.T97 Feuille1.Q100:Feuille1.Q100 Feuille1.T100:Feuille1.T100 Feuille1.Q102:Feuille1.Q103 Feuille1.T102:Feuille1.T103 Feuille1.Q106:Feuille1.Q106 Feuille1.T106:Feuille1.T106 Feuille1.Q109:Feuille1.Q115 Feuille1.T109:Feuille1.T115 Feuille1.Q117:Feuille1.Q126 Feuille1.T117:Feuille1.T126 Feuille1.Q128:Feuille1.Q181 Feuille1.T128:Feuille1.T181 Feuille1.Q73:Feuille1.Q74 Feuille1.T74:Feuille1.T74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7:Feuille1.U115 Feuille1.U117:Feuille1.U126 Feuille1.U179:Feuille1.U181 Feuille1.AA77:Feuille1.AA115 Feuille1.AE77:Feuille1.AE115 Feuille1.AE117:Feuille1.AE120 Feuille1.AE122:Feuille1.AE126 Feuille1.AE128:Feuille1.AE181 Feuille1.AC69:Feuille1.AC72 Feuille1.AK77:Feuille1.AK115 Feuille1.AG77:Feuille1.AG115 Feuille1.AK117:Feuille1.AK126 Feuille1.AG121:Feuille1.AG126 Feuille1.AG128:Feuille1.AG181 Feuille1.AK128:Feuille1.AK181 Feuille1.AG117:Feuille1.AG119 Feuille1.C80:Feuille1.C87 Feuille1.F81:Feuille1.F87 Feuille1.I81:Feuille1.I86 Feuille1.L81:Feuille1.L86 Feuille1.U128:Feuille1.U171 Feuille1.AA117:Feuille1.AA126 Feuille1.AA128:Feuille1.AA181 Feuille1.AC44:Feuille1.AC47 Feuille1.AC50:Feuille1.AC54 Feuille1.AC63:Feuille1.AC65 Feuille1.AC67:Feuille1.AC67 Feuille1.AC56:Feuille1.AC56 Feuille1.AC58:Feuille1.AC60 Feuille1.U74:Feuille1.U74 Feuille1.AA74:Feuille1.AA74 Feuille1.AE74:Feuille1.AE74 Feuille1.AK74:Feuille1.AK74">
            <calcext:condition calcext:apply-style-name="Cellule invalide" calcext:value="=&quot;&quot;" calcext:base-cell-address="Feuille1.C44"/>
          </calcext:conditional-format>
          <calcext:conditional-format calcext:target-range-address="Feuille1.AH128:Feuille1.AH181 Feuille1.AH77:Feuille1.AH115 Feuille1.AL77:Feuille1.AL115 Feuille1.AL117:Feuille1.AL126 Feuille1.AH118:Feuille1.AH126 Feuille1.AL128:Feuille1.AL181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115 Feuille1.AI77:Feuille1.AI115 Feuille1.AI118:Feuille1.AI126 Feuille1.AM117:Feuille1.AM126 Feuille1.AI128:Feuille1.AI181 Feuille1.AM128:Feuille1.AM181 Feuille1.AM59:Feuille1.AM59 Feuille1.AM74:Feuille1.AM74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7:Feuille1.AJ126 Feuille1.AJ77:Feuille1.AJ115 Feuille1.AN77:Feuille1.AN115 Feuille1.AN117:Feuille1.AN126 Feuille1.AJ128:Feuille1.AJ181 Feuille1.AN128:Feuille1.AN181 Feuille1.AN59:Feuille1.AN59 Feuille1.AJ74:Feuille1.AJ74 Feuille1.AN74:Feuille1.AN74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7:Feuille1.AH117">
            <calcext:condition calcext:apply-style-name="Cellule grisée" calcext:value="formula-is(OR([.AG117]=0;[.AG117]=&quot;wakeUp&quot;))" calcext:base-cell-address="Feuille1.AH117"/>
            <calcext:condition calcext:apply-style-name="Cellule invalide" calcext:value="formula-is(AND([.AG117]&lt;&gt;0;[.AH117]=&quot;&quot;))" calcext:base-cell-address="Feuille1.AH117"/>
          </calcext:conditional-format>
          <calcext:conditional-format calcext:target-range-address="Feuille1.AI117:Feuille1.AI117">
            <calcext:condition calcext:apply-style-name="Cellule grisée" calcext:value="formula-is(OR([.AH117]=0;[.AH117]=&quot;wakeUp&quot;))" calcext:base-cell-address="Feuille1.AI117"/>
            <calcext:condition calcext:apply-style-name="Cellule invalide" calcext:value="formula-is(AND([.AH117]&lt;&gt;0;[.AI117]=&quot;&quot;))" calcext:base-cell-address="Feuille1.AI117"/>
          </calcext:conditional-format>
          <calcext:conditional-format calcext:target-range-address="Feuille1.I77:Feuille1.I80 Feuille1.L77:Feuille1.L80 Feuille1.AF77:Feuille1.AF115 Feuille1.C77:Feuille1.C79 Feuille1.F77:Feuille1.F80 Feuille1.R93:Feuille1.R93 Feuille1.R95:Feuille1.R95 Feuille1.R101:Feuille1.R101 Feuille1.O104:Feuille1.O105 Feuille1.R104:Feuille1.R105 Feuille1.C88:Feuille1.C115 Feuille1.F88:Feuille1.F115 Feuille1.I88:Feuille1.I115 Feuille1.L88:Feuille1.L115 Feuille1.F117:Feuille1.F126 Feuille1.I117:Feuille1.I126 Feuille1.L117:Feuille1.L126 Feuille1.AF117:Feuille1.AF126 Feuille1.C117:Feuille1.C126 Feuille1.I128:Feuille1.I181 Feuille1.L128:Feuille1.L181 Feuille1.AF128:Feuille1.AF181 Feuille1.C128:Feuille1.C181 Feuille1.F128:Feuille1.F181 Feuille1.O101:Feuille1.O101 Feuille1.O107:Feuille1.O108 Feuille1.R107:Feuille1.R108 Feuille1.C8:Feuille1.C8 Feuille1.C5:Feuille1.C5 Feuille1.C2:Feuille1.C2 Feuille1.C12:Feuille1.C12 Feuille1.I73:Feuille1.I74 Feuille1.L73:Feuille1.L74 Feuille1.AF74:Feuille1.AF74 Feuille1.C73:Feuille1.C74 Feuille1.F73:Feuille1.F74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81:Feuille1.Q87 Feuille1.T81:Feuille1.T87 Feuille1.Q93:Feuille1.Q93 Feuille1.Q95:Feuille1.Q95 Feuille1.Q98:Feuille1.Q99 Feuille1.T98:Feuille1.T99">
            <calcext:condition calcext:apply-style-name="Cellule grisée" calcext:value="formula-is([.P81]=0)" calcext:base-cell-address="Feuille1.Q81"/>
            <calcext:condition calcext:apply-style-name="Cellule invalide" calcext:value="formula-is(AND([.P81]&lt;&gt;0;#REF!=&quot;&quot;))" calcext:base-cell-address="Feuille1.Q81"/>
          </calcext:conditional-format>
          <calcext:conditional-format calcext:target-range-address="Feuille1.G77:Feuille1.G79 Feuille1.D78:Feuille1.D115 Feuille1.G80:Feuille1.H85 Feuille1.J77:Feuille1.K85 Feuille1.M77:Feuille1.N85 Feuille1.G86:Feuille1.G97 Feuille1.J86:Feuille1.J87 Feuille1.M86:Feuille1.M87 Feuille1.J93:Feuille1.J93 Feuille1.M93:Feuille1.M93 Feuille1.J95:Feuille1.J95 Feuille1.M95:Feuille1.M95 Feuille1.G98:Feuille1.H99 Feuille1.M96:Feuille1.N100 Feuille1.G100:Feuille1.G108 Feuille1.J101:Feuille1.J101 Feuille1.M101:Feuille1.M101 Feuille1.P101:Feuille1.P101 Feuille1.J104:Feuille1.J105 Feuille1.M104:Feuille1.M105 Feuille1.P104:Feuille1.P105 Feuille1.S104:Feuille1.S105 Feuille1.J107:Feuille1.J108 Feuille1.M107:Feuille1.M108 Feuille1.P107:Feuille1.P108 Feuille1.S107:Feuille1.S108 Feuille1.G110:Feuille1.G112 Feuille1.G113:Feuille1.H115 Feuille1.D117:Feuille1.D126 Feuille1.G126:Feuille1.G126 Feuille1.G134:Feuille1.G168 Feuille1.D128:Feuille1.D181 Feuille1.G177:Feuille1.G177 Feuille1.G179:Feuille1.G181 Feuille1.P77:Feuille1.P85 Feuille1.S77:Feuille1.S85 Feuille1.J88:Feuille1.K92 Feuille1.M88:Feuille1.N92 Feuille1.P88:Feuille1.P92 Feuille1.S88:Feuille1.S92 Feuille1.S93:Feuille1.S93 Feuille1.J94:Feuille1.K94 Feuille1.M94:Feuille1.N94 Feuille1.P94:Feuille1.P94 Feuille1.S94:Feuille1.S94 Feuille1.S95:Feuille1.S95 Feuille1.J96:Feuille1.J100 Feuille1.P96:Feuille1.P100 Feuille1.S96:Feuille1.S100 Feuille1.S101:Feuille1.S101 Feuille1.J102:Feuille1.K103 Feuille1.M102:Feuille1.N103 Feuille1.P102:Feuille1.P103 Feuille1.S102:Feuille1.S103 Feuille1.J106:Feuille1.K106 Feuille1.M106:Feuille1.N106 Feuille1.P106:Feuille1.P106 Feuille1.S106:Feuille1.S106 Feuille1.G109:Feuille1.H109 Feuille1.J109:Feuille1.K115 Feuille1.M109:Feuille1.N115 Feuille1.P109:Feuille1.P115 Feuille1.S109:Feuille1.S115 Feuille1.G117:Feuille1.H125 Feuille1.J117:Feuille1.K126 Feuille1.M117:Feuille1.N126 Feuille1.P117:Feuille1.P126 Feuille1.S117:Feuille1.S126 Feuille1.G128:Feuille1.H133 Feuille1.J128:Feuille1.K181 Feuille1.M128:Feuille1.N181 Feuille1.P128:Feuille1.P181 Feuille1.S128:Feuille1.S181 Feuille1.G169:Feuille1.H176 Feuille1.G178:Feuille1.H178 Feuille1.K96:Feuille1.K97 Feuille1.K99:Feuille1.K100 Feuille1.G73:Feuille1.G74 Feuille1.J73:Feuille1.K74 Feuille1.M73:Feuille1.N74 Feuille1.P73:Feuille1.P74 Feuille1.S74:Feuille1.S74">
            <calcext:condition calcext:apply-style-name="Cellule grisée" calcext:value="formula-is([.C73]=0)" calcext:base-cell-address="Feuille1.D73"/>
          </calcext:conditional-format>
          <calcext:conditional-format calcext:target-range-address="Feuille1.E77:Feuille1.E97 Feuille1.Q101:Feuille1.Q101 Feuille1.E100:Feuille1.E115 Feuille1.H104:Feuille1.H105 Feuille1.K104:Feuille1.K105 Feuille1.E117:Feuille1.E126 Feuille1.H134:Feuille1.H168 Feuille1.E128:Feuille1.E181 Feuille1.H177:Feuille1.H177 Feuille1.H86:Feuille1.H87 Feuille1.K86:Feuille1.K87 Feuille1.N86:Feuille1.N87 Feuille1.P86:Feuille1.P87 Feuille1.S86:Feuille1.S87 Feuille1.T93:Feuille1.T93 Feuille1.T95:Feuille1.T95 Feuille1.H101:Feuille1.H101 Feuille1.K101:Feuille1.K101 Feuille1.N101:Feuille1.N101 Feuille1.T101:Feuille1.T101 Feuille1.N104:Feuille1.N105 Feuille1.Q104:Feuille1.Q105 Feuille1.T104:Feuille1.T105 Feuille1.H107:Feuille1.H108 Feuille1.K107:Feuille1.K108 Feuille1.N107:Feuille1.N108 Feuille1.Q107:Feuille1.Q108 Feuille1.T107:Feuille1.T108 Feuille1.H179:Feuille1.H179 Feuille1.E73:Feuille1.E74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L87:Feuille1.L87">
            <calcext:condition calcext:apply-style-name="Cellule invalide" calcext:value="=&quot;&quot;" calcext:base-cell-address="Feuille1.L8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8:Feuille1.K98">
            <calcext:condition calcext:apply-style-name="Cellule grisée" calcext:value="formula-is([.J98]=0)" calcext:base-cell-address="Feuille1.K9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U177:Feuille1.U177">
            <calcext:condition calcext:apply-style-name="Cellule invalide" calcext:value="=&quot;&quot;" calcext:base-cell-address="Feuille1.U177"/>
          </calcext:conditional-format>
          <calcext:conditional-format calcext:target-range-address="Feuille1.U178:Feuille1.U178">
            <calcext:condition calcext:apply-style-name="Cellule invalide" calcext:value="=&quot;&quot;" calcext:base-cell-address="Feuille1.U178"/>
          </calcext:conditional-format>
          <calcext:conditional-format calcext:target-range-address="Feuille1.H180:Feuille1.H181">
            <calcext:condition calcext:apply-style-name="Cellule grisée" calcext:value="formula-is([.G180]=0)" calcext:base-cell-address="Feuille1.H18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Q77:Feuille1.Q77 Feuille1.T77:Feuille1.T77 Feuille1.Q74:Feuille1.Q74 Feuille1.T74:Feuille1.T74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7:Feuille1.U77 Feuille1.AE77:Feuille1.AE77 Feuille1.AK77:Feuille1.AK77 Feuille1.AG77:Feuille1.AG77 Feuille1.AA77:Feuille1.AA77 Feuille1.U74:Feuille1.U74 Feuille1.AE74:Feuille1.AE74 Feuille1.AK74:Feuille1.AK74 Feuille1.AA74:Feuille1.AA74">
            <calcext:condition calcext:apply-style-name="Cellule invalide" calcext:value="=&quot;&quot;" calcext:base-cell-address="Feuille1.U74"/>
          </calcext:conditional-format>
          <calcext:conditional-format calcext:target-range-address="Feuille1.AH77:Feuille1.AH77 Feuille1.AL77:Feuille1.AL77 Feuille1.AL74:Feuille1.AL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7:Feuille1.AM77 Feuille1.AI77:Feuille1.AI77 Feuille1.AM74:Feuille1.AM74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7:Feuille1.AJ77 Feuille1.AN77:Feuille1.AN77 Feuille1.AJ74:Feuille1.AJ74 Feuille1.AN74:Feuille1.AN74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7:Feuille1.I77 Feuille1.L77:Feuille1.L77 Feuille1.AF77:Feuille1.AF77 Feuille1.C77:Feuille1.C77 Feuille1.F77:Feuille1.F77 Feuille1.I74:Feuille1.I74 Feuille1.L74:Feuille1.L74 Feuille1.AF74:Feuille1.AF74 Feuille1.C74:Feuille1.C74 Feuille1.F74:Feuille1.F74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G77:Feuille1.G77 Feuille1.J77:Feuille1.K77 Feuille1.M77:Feuille1.N77 Feuille1.P77:Feuille1.P77 Feuille1.S77:Feuille1.S77 Feuille1.D74:Feuille1.D74 Feuille1.J74:Feuille1.K74 Feuille1.M74:Feuille1.N74 Feuille1.G74:Feuille1.H74 Feuille1.P74:Feuille1.P74 Feuille1.S74:Feuille1.S74">
            <calcext:condition calcext:apply-style-name="Cellule grisée" calcext:value="formula-is([.C74]=0)" calcext:base-cell-address="Feuille1.D74"/>
          </calcext:conditional-format>
          <calcext:conditional-format calcext:target-range-address="Feuille1.D77:Feuille1.D77">
            <calcext:condition calcext:apply-style-name="Cellule grisée" calcext:value="formula-is([.C77]=0)" calcext:base-cell-address="Feuille1.D77"/>
          </calcext:conditional-format>
          <calcext:conditional-format calcext:target-range-address="Feuille1.E77:Feuille1.E77 Feuille1.E74:Feuille1.E74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0:Feuille1.AB180">
            <calcext:condition calcext:apply-style-name="Cellule invalide" calcext:value="=&quot;&quot;" calcext:base-cell-address="Feuille1.AB180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B181:Feuille1.AB181">
            <calcext:condition calcext:apply-style-name="Cellule invalide" calcext:value="=&quot;&quot;" calcext:base-cell-address="Feuille1.AB181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0:Feuille1.AC180">
            <calcext:condition calcext:apply-style-name="Cellule invalide" calcext:value="=&quot;&quot;" calcext:base-cell-address="Feuille1.AC180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C181:Feuille1.AC181">
            <calcext:condition calcext:apply-style-name="Cellule invalide" calcext:value="=&quot;&quot;" calcext:base-cell-address="Feuille1.AC181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0:Feuille1.AD180">
            <calcext:condition calcext:apply-style-name="Cellule invalide" calcext:value="=&quot;&quot;" calcext:base-cell-address="Feuille1.AD180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AD181:Feuille1.AD181">
            <calcext:condition calcext:apply-style-name="Cellule invalide" calcext:value="=&quot;&quot;" calcext:base-cell-address="Feuille1.AD181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75:Feuille1.C75">
            <calcext:condition calcext:apply-style-name="Cellule invalide" calcext:value="formula-is(#REF!=&quot;&quot;)" calcext:base-cell-address="Feuille1.C75"/>
          </calcext:conditional-format>
          <calcext:conditional-format calcext:target-range-address="Feuille1.C75:Feuille1.C75">
            <calcext:condition calcext:apply-style-name="Cellule invalide" calcext:value="formula-is([.C75]=&quot;&quot;)" calcext:base-cell-address="Feuille1.C75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E75:Feuille1.E75">
            <calcext:condition calcext:apply-style-name="Cellule grisée" calcext:value="formula-is([.C75]=0)" calcext:base-cell-address="Feuille1.E75"/>
          </calcext:conditional-format>
          <calcext:conditional-format calcext:target-range-address="Feuille1.F75:Feuille1.F75">
            <calcext:condition calcext:apply-style-name="Cellule invalide" calcext:value="formula-is(#REF!=&quot;&quot;)" calcext:base-cell-address="Feuille1.F75"/>
          </calcext:conditional-format>
          <calcext:conditional-format calcext:target-range-address="Feuille1.F75:Feuille1.F75">
            <calcext:condition calcext:apply-style-name="Cellule invalide" calcext:value="formula-is([.F75]=&quot;&quot;)" calcext:base-cell-address="Feuille1.F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</calcext:conditional-format>
          <calcext:conditional-format calcext:target-range-address="Feuille1.H75:Feuille1.H75">
            <calcext:condition calcext:apply-style-name="Cellule grisée" calcext:value="formula-is([.G75]=0)" calcext:base-cell-address="Feuille1.H75"/>
          </calcext:conditional-format>
          <calcext:conditional-format calcext:target-range-address="Feuille1.I75:Feuille1.I75">
            <calcext:condition calcext:apply-style-name="Cellule invalide" calcext:value="formula-is(#REF!=&quot;&quot;)" calcext:base-cell-address="Feuille1.I75"/>
          </calcext:conditional-format>
          <calcext:conditional-format calcext:target-range-address="Feuille1.I75:Feuille1.I75">
            <calcext:condition calcext:apply-style-name="Cellule invalide" calcext:value="formula-is([.I75]=&quot;&quot;)" calcext:base-cell-address="Feuille1.I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J75:Feuille1.J75">
            <calcext:condition calcext:apply-style-name="Cellule grisée" calcext:value="formula-is([.I75]=0)" calcext:base-cell-address="Feuille1.J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K75:Feuille1.K75">
            <calcext:condition calcext:apply-style-name="Cellule grisée" calcext:value="formula-is([.J75]=0)" calcext:base-cell-address="Feuille1.K75"/>
          </calcext:conditional-format>
          <calcext:conditional-format calcext:target-range-address="Feuille1.L75:Feuille1.L75">
            <calcext:condition calcext:apply-style-name="Cellule invalide" calcext:value="formula-is(#REF!=&quot;&quot;)" calcext:base-cell-address="Feuille1.L75"/>
          </calcext:conditional-format>
          <calcext:conditional-format calcext:target-range-address="Feuille1.L75:Feuille1.L75">
            <calcext:condition calcext:apply-style-name="Cellule invalide" calcext:value="formula-is([.L75]=&quot;&quot;)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M75:Feuille1.M75">
            <calcext:condition calcext:apply-style-name="Cellule grisée" calcext:value="formula-is([.L75]=0)" calcext:base-cell-address="Feuille1.M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N75:Feuille1.N75">
            <calcext:condition calcext:apply-style-name="Cellule grisée" calcext:value="formula-is([.M75]=0)" calcext:base-cell-address="Feuille1.N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P75:Feuille1.P75">
            <calcext:condition calcext:apply-style-name="Cellule grisée" calcext:value="formula-is([.O75]=0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Q75:Feuille1.Q75">
            <calcext:condition calcext:apply-style-name="Cellule grisée" calcext:value="formula-is([.P75]=0)" calcext:base-cell-address="Feuille1.Q75"/>
            <calcext:condition calcext:apply-style-name="Cellule invalide" calcext:value="formula-is(AND([.P75]&lt;&gt;0;#REF!=&quot;&quot;))" calcext:base-cell-address="Feuille1.Q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S75:Feuille1.S75">
            <calcext:condition calcext:apply-style-name="Cellule grisée" calcext:value="formula-is([.R75]=0)" calcext:base-cell-address="Feuille1.S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T75:Feuille1.T75">
            <calcext:condition calcext:apply-style-name="Cellule grisée" calcext:value="formula-is([.S75]=0)" calcext:base-cell-address="Feuille1.T75"/>
            <calcext:condition calcext:apply-style-name="Cellule invalide" calcext:value="formula-is(AND([.S75]&lt;&gt;0;#REF!=&quot;&quot;))" calcext:base-cell-address="Feuille1.T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A75:Feuille1.AA75">
            <calcext:condition calcext:apply-style-name="Cellule invalide" calcext:value="=&quot;&quot;" calcext:base-cell-address="Feuille1.AA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E75:Feuille1.AE75">
            <calcext:condition calcext:apply-style-name="Cellule invalide" calcext:value="=&quot;&quot;" calcext:base-cell-address="Feuille1.AE75"/>
          </calcext:conditional-format>
          <calcext:conditional-format calcext:target-range-address="Feuille1.AF75:Feuille1.AF75">
            <calcext:condition calcext:apply-style-name="Cellule invalide" calcext:value="formula-is(#REF!=&quot;&quot;)" calcext:base-cell-address="Feuille1.AF75"/>
          </calcext:conditional-format>
          <calcext:conditional-format calcext:target-range-address="Feuille1.AF75:Feuille1.AF75">
            <calcext:condition calcext:apply-style-name="Cellule invalide" calcext:value="formula-is([.AF75]=&quot;&quot;)" calcext:base-cell-address="Feuille1.AF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K75:Feuille1.AK75">
            <calcext:condition calcext:apply-style-name="Cellule invalide" calcext:value="=&quot;&quot;" calcext:base-cell-address="Feuille1.AK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L75:Feuille1.AL75">
            <calcext:condition calcext:apply-style-name="Cellule grisée" calcext:value="formula-is([.AK75]=0)" calcext:base-cell-address="Feuille1.AL75"/>
            <calcext:condition calcext:apply-style-name="Cellule invalide" calcext:value="formula-is(AND([.AK75]&lt;&gt;0;[.AL75]=&quot;&quot;))" calcext:base-cell-address="Feuille1.AL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M75:Feuille1.AM75">
            <calcext:condition calcext:apply-style-name="Cellule grisée" calcext:value="formula-is([.AJ75]=0)" calcext:base-cell-address="Feuille1.AM75"/>
            <calcext:condition calcext:apply-style-name="Cellule invalide" calcext:value="formula-is(AND([.AJ75]&lt;&gt;0;[.AM75]=&quot;&quot;))" calcext:base-cell-address="Feuille1.AM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AN75:Feuille1.AN75">
            <calcext:condition calcext:apply-style-name="Cellule grisée" calcext:value="formula-is([.AK75]=0)" calcext:base-cell-address="Feuille1.AN75"/>
            <calcext:condition calcext:apply-style-name="Cellule invalide" calcext:value="formula-is(AND([.AK75]&lt;&gt;0;[.AN75]=&quot;&quot;))" calcext:base-cell-address="Feuille1.AN75"/>
          </calcext:conditional-format>
          <calcext:conditional-format calcext:target-range-address="Feuille1.C76:Feuille1.C76">
            <calcext:condition calcext:apply-style-name="Cellule invalide" calcext:value="formula-is(#REF!=&quot;&quot;)" calcext:base-cell-address="Feuille1.C76"/>
          </calcext:conditional-format>
          <calcext:conditional-format calcext:target-range-address="Feuille1.C76:Feuille1.C76">
            <calcext:condition calcext:apply-style-name="Cellule invalide" calcext:value="formula-is([.C76]=&quot;&quot;)" calcext:base-cell-address="Feuille1.C76"/>
          </calcext:conditional-format>
          <calcext:conditional-format calcext:target-range-address="Feuille1.D76:Feuille1.D76">
            <calcext:condition calcext:apply-style-name="Cellule grisée" calcext:value="formula-is([.C76]=0)" calcext:base-cell-address="Feuille1.D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E76:Feuille1.E76">
            <calcext:condition calcext:apply-style-name="Cellule grisée" calcext:value="formula-is([.C76]=0)" calcext:base-cell-address="Feuille1.E76"/>
          </calcext:conditional-format>
          <calcext:conditional-format calcext:target-range-address="Feuille1.F76:Feuille1.F76">
            <calcext:condition calcext:apply-style-name="Cellule invalide" calcext:value="formula-is(#REF!=&quot;&quot;)" calcext:base-cell-address="Feuille1.F76"/>
          </calcext:conditional-format>
          <calcext:conditional-format calcext:target-range-address="Feuille1.F76:Feuille1.F76">
            <calcext:condition calcext:apply-style-name="Cellule invalide" calcext:value="formula-is([.F76]=&quot;&quot;)" calcext:base-cell-address="Feuille1.F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</calcext:conditional-format>
          <calcext:conditional-format calcext:target-range-address="Feuille1.H76:Feuille1.H76">
            <calcext:condition calcext:apply-style-name="Cellule grisée" calcext:value="formula-is([.G76]=0)" calcext:base-cell-address="Feuille1.H76"/>
          </calcext:conditional-format>
          <calcext:conditional-format calcext:target-range-address="Feuille1.I76:Feuille1.I76">
            <calcext:condition calcext:apply-style-name="Cellule invalide" calcext:value="formula-is(#REF!=&quot;&quot;)" calcext:base-cell-address="Feuille1.I76"/>
          </calcext:conditional-format>
          <calcext:conditional-format calcext:target-range-address="Feuille1.I76:Feuille1.I76">
            <calcext:condition calcext:apply-style-name="Cellule invalide" calcext:value="formula-is([.I76]=&quot;&quot;)" calcext:base-cell-address="Feuille1.I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J76:Feuille1.J76">
            <calcext:condition calcext:apply-style-name="Cellule grisée" calcext:value="formula-is([.I76]=0)" calcext:base-cell-address="Feuille1.J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K76:Feuille1.K76">
            <calcext:condition calcext:apply-style-name="Cellule grisée" calcext:value="formula-is([.J76]=0)" calcext:base-cell-address="Feuille1.K76"/>
          </calcext:conditional-format>
          <calcext:conditional-format calcext:target-range-address="Feuille1.L76:Feuille1.L76">
            <calcext:condition calcext:apply-style-name="Cellule invalide" calcext:value="formula-is(#REF!=&quot;&quot;)" calcext:base-cell-address="Feuille1.L76"/>
          </calcext:conditional-format>
          <calcext:conditional-format calcext:target-range-address="Feuille1.L76:Feuille1.L76">
            <calcext:condition calcext:apply-style-name="Cellule invalide" calcext:value="formula-is([.L76]=&quot;&quot;)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M76:Feuille1.M76">
            <calcext:condition calcext:apply-style-name="Cellule grisée" calcext:value="formula-is([.L76]=0)" calcext:base-cell-address="Feuille1.M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N76:Feuille1.N76">
            <calcext:condition calcext:apply-style-name="Cellule grisée" calcext:value="formula-is([.M76]=0)" calcext:base-cell-address="Feuille1.N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P76:Feuille1.P76">
            <calcext:condition calcext:apply-style-name="Cellule grisée" calcext:value="formula-is([.O76]=0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Q76:Feuille1.Q76">
            <calcext:condition calcext:apply-style-name="Cellule grisée" calcext:value="formula-is([.P76]=0)" calcext:base-cell-address="Feuille1.Q76"/>
            <calcext:condition calcext:apply-style-name="Cellule invalide" calcext:value="formula-is(AND([.P76]&lt;&gt;0;#REF!=&quot;&quot;))" calcext:base-cell-address="Feuille1.Q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S76:Feuille1.S76">
            <calcext:condition calcext:apply-style-name="Cellule grisée" calcext:value="formula-is([.R76]=0)" calcext:base-cell-address="Feuille1.S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T76:Feuille1.T76">
            <calcext:condition calcext:apply-style-name="Cellule grisée" calcext:value="formula-is([.S76]=0)" calcext:base-cell-address="Feuille1.T76"/>
            <calcext:condition calcext:apply-style-name="Cellule invalide" calcext:value="formula-is(AND([.S76]&lt;&gt;0;#REF!=&quot;&quot;))" calcext:base-cell-address="Feuille1.T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A76:Feuille1.AA76">
            <calcext:condition calcext:apply-style-name="Cellule invalide" calcext:value="=&quot;&quot;" calcext:base-cell-address="Feuille1.AA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E76:Feuille1.AE76">
            <calcext:condition calcext:apply-style-name="Cellule invalide" calcext:value="=&quot;&quot;" calcext:base-cell-address="Feuille1.AE76"/>
          </calcext:conditional-format>
          <calcext:conditional-format calcext:target-range-address="Feuille1.AF76:Feuille1.AF76">
            <calcext:condition calcext:apply-style-name="Cellule invalide" calcext:value="formula-is(#REF!=&quot;&quot;)" calcext:base-cell-address="Feuille1.AF76"/>
          </calcext:conditional-format>
          <calcext:conditional-format calcext:target-range-address="Feuille1.AF76:Feuille1.AF76">
            <calcext:condition calcext:apply-style-name="Cellule invalide" calcext:value="formula-is([.AF76]=&quot;&quot;)" calcext:base-cell-address="Feuille1.AF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G76:Feuille1.AG76">
            <calcext:condition calcext:apply-style-name="Cellule invalide" calcext:value="=&quot;&quot;" calcext:base-cell-address="Feuille1.AG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H76:Feuille1.AH76">
            <calcext:condition calcext:apply-style-name="Cellule grisée" calcext:value="formula-is([.AG76]=0)" calcext:base-cell-address="Feuille1.AH76"/>
            <calcext:condition calcext:apply-style-name="Cellule invalide" calcext:value="formula-is(AND([.AG76]&lt;&gt;0;[.AH76]=&quot;&quot;))" calcext:base-cell-address="Feuille1.AH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I76:Feuille1.AI76">
            <calcext:condition calcext:apply-style-name="Cellule grisée" calcext:value="formula-is([.AF76]=0)" calcext:base-cell-address="Feuille1.AI76"/>
            <calcext:condition calcext:apply-style-name="Cellule invalide" calcext:value="formula-is(AND([.AF76]&lt;&gt;0;[.AI76]=&quot;&quot;))" calcext:base-cell-address="Feuille1.AI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J76:Feuille1.AJ76">
            <calcext:condition calcext:apply-style-name="Cellule grisée" calcext:value="formula-is([.AG76]=0)" calcext:base-cell-address="Feuille1.AJ76"/>
            <calcext:condition calcext:apply-style-name="Cellule invalide" calcext:value="formula-is(AND([.AG76]&lt;&gt;0;[.AJ76]=&quot;&quot;))" calcext:base-cell-address="Feuille1.AJ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K76:Feuille1.AK76">
            <calcext:condition calcext:apply-style-name="Cellule invalide" calcext:value="=&quot;&quot;" calcext:base-cell-address="Feuille1.AK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L76:Feuille1.AL76">
            <calcext:condition calcext:apply-style-name="Cellule grisée" calcext:value="formula-is([.AK76]=0)" calcext:base-cell-address="Feuille1.AL76"/>
            <calcext:condition calcext:apply-style-name="Cellule invalide" calcext:value="formula-is(AND([.AK76]&lt;&gt;0;[.AL76]=&quot;&quot;))" calcext:base-cell-address="Feuille1.AL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M76:Feuille1.AM76">
            <calcext:condition calcext:apply-style-name="Cellule grisée" calcext:value="formula-is([.AJ76]=0)" calcext:base-cell-address="Feuille1.AM76"/>
            <calcext:condition calcext:apply-style-name="Cellule invalide" calcext:value="formula-is(AND([.AJ76]&lt;&gt;0;[.AM76]=&quot;&quot;))" calcext:base-cell-address="Feuille1.AM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N76:Feuille1.AN76">
            <calcext:condition calcext:apply-style-name="Cellule grisée" calcext:value="formula-is([.AK76]=0)" calcext:base-cell-address="Feuille1.AN76"/>
            <calcext:condition calcext:apply-style-name="Cellule invalide" calcext:value="formula-is(AND([.AK76]&lt;&gt;0;[.AN76]=&quot;&quot;))" calcext:base-cell-address="Feuille1.AN76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G74:Feuille1.AG74">
            <calcext:condition calcext:apply-style-name="Cellule invalide" calcext:value="=&quot;&quot;" calcext:base-cell-address="Feuille1.AG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H74:Feuille1.AH74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I74:Feuille1.AI74">
            <calcext:condition calcext:apply-style-name="Cellule invalide" calcext:value="=&quot;&quot;" calcext:base-cell-address="Feuille1.AI74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G75:Feuille1.AG75">
            <calcext:condition calcext:apply-style-name="Cellule invalide" calcext:value="=&quot;&quot;" calcext:base-cell-address="Feuille1.AG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H75:Feuille1.AH75">
            <calcext:condition calcext:apply-style-name="Cellule grisée" calcext:value="formula-is([.AG75]=0)" calcext:base-cell-address="Feuille1.AH75"/>
            <calcext:condition calcext:apply-style-name="Cellule invalide" calcext:value="formula-is(AND([.AG75]&lt;&gt;0;[.AH75]=&quot;&quot;))" calcext:base-cell-address="Feuille1.AH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I75:Feuille1.AI75">
            <calcext:condition calcext:apply-style-name="Cellule invalide" calcext:value="=&quot;&quot;" calcext:base-cell-address="Feuille1.AI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  <calcext:conditional-format calcext:target-range-address="Feuille1.AJ75:Feuille1.AJ75">
            <calcext:condition calcext:apply-style-name="Cellule grisée" calcext:value="formula-is([.AG75]=0)" calcext:base-cell-address="Feuille1.AJ75"/>
            <calcext:condition calcext:apply-style-name="Cellule invalide" calcext:value="formula-is(AND([.AG75]&lt;&gt;0;[.AJ75]=&quot;&quot;))" calcext:base-cell-address="Feuille1.AJ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0:55:02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0:55:34.527000000</dc:date>
    <meta:editing-duration>PT17H31M12S</meta:editing-duration>
    <meta:editing-cycles>683</meta:editing-cycles>
    <meta:document-statistic meta:table-count="1" meta:cell-count="4815" meta:object-count="0"/>
  </office:meta>
</office:document-meta>
</file>